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18d" officeooo:paragraph-rsid="0012b18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b18d" officeooo:paragraph-rsid="0012b18d"/>
    </style:style>
    <style:style style:name="P3" style:family="paragraph" style:parent-style-name="Standard">
      <style:paragraph-properties fo:text-align="start" style:justify-single-word="false"/>
      <style:text-properties officeooo:rsid="0012b18d" officeooo:paragraph-rsid="0012b18d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2b18d" officeooo:paragraph-rsid="0012b18d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2b18d" officeooo:paragraph-rsid="0012b18d"/>
    </style:style>
    <style:style style:name="P6" style:family="paragraph" style:parent-style-name="Standard">
      <style:paragraph-properties fo:text-align="center" style:justify-single-word="false"/>
      <style:text-properties fo:font-size="18pt" officeooo:rsid="0012b18d" officeooo:paragraph-rsid="0012b18d" style:font-size-asian="18pt" style:font-size-complex="18pt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4a4aa" officeooo:paragraph-rsid="0014a4a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4a4aa" officeooo:paragraph-rsid="0014a4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arth Inc.</text:p>
      <text:p text:style-name="P1">Change log Beta 0.3.2</text:p>
      <text:p text:style-name="P3"/>
      <text:p text:style-name="P3">Fixes:</text:p>
      <text:list xml:id="list8215373680527201648" text:style-name="L1">
        <text:list-item>
          <text:p text:style-name="P2">Optimized Player.c file</text:p>
          <text:list>
            <text:list-item>
              <text:p text:style-name="P2">“cut out the fat”</text:p>
            </text:list-item>
          </text:list>
        </text:list-item>
        <text:list-item>
          <text:p text:style-name="P2">Fixed player object from moving without input</text:p>
        </text:list-item>
        <text:list-item>
          <text:p text:style-name="P2">Created PlayerInput.C file to handle all player input</text:p>
        </text:list-item>
        <text:list-item>
          <text:p text:style-name="P2">Fixed platforms from not moving player</text:p>
        </text:list-item>
        <text:list-item>
          <text:p text:style-name="P2">Read through continuousLaser.C script for integration </text:p>
        </text:list-item>
        <text:list-item>
          <text:p text:style-name="P2">Grappling Hook shooting points</text:p>
          <text:list>
            <text:list-item>
              <text:p text:style-name="P2">It now attaches itself to objects instead of just where the cursor is pointed</text:p>
            </text:list-item>
            <text:list-item>
              <text:p text:style-name="P8">Grappling pay out is now Left Shift</text:p>
            </text:list-item>
            <text:list-item>
              <text:p text:style-name="P8">Grappling take in is now space</text:p>
            </text:list-item>
          </text:list>
        </text:list-item>
      </text:list>
      <text:p text:style-name="P3"/>
      <text:p text:style-name="P3"/>
      <text:p text:style-name="P3">Known Issues:</text:p>
      <text:list xml:id="list5629539766655631652" text:style-name="L2">
        <text:list-item>
          <text:p text:style-name="P4">Grappling Hook raycasts colliding with Player raycasts</text:p>
          <text:list>
            <text:list-item>
              <text:p text:style-name="P4">This is causing the player to move <text:span text:style-name="T1">after</text:span><text:span text:style-name="T2"> the grappling hook is shot.</text:span></text:p>
            </text:list-item>
          </text:list>
        </text:list-item>
      </text:list>
      <text:p text:style-name="P3"><text:span text:style-name="T2"/></text:p>
      <text:p text:style-name="P3"><text:span text:style-name="T2"/></text:p>
      <text:p text:style-name="P3"><text:span text:style-name="T2">To Do:</text:span></text:p>
      <text:list xml:id="list1761538237371219411" text:style-name="L3">
        <text:list-item>
          <text:p text:style-name="P5"><text:span text:style-name="T2">Guns</text:span></text:p>
          <text:list>
            <text:list-item>
              <text:p text:style-name="P5"><text:span text:style-name="T2">Attach scripts to a block</text:span></text:p>
            </text:list-item>
            <text:list-item>
              <text:p text:style-name="P7"><text:span text:style-name="T2">automate Laser</text:span></text:p>
            </text:list-item>
          </text:list>
        </text:list-item>
        <text:list-item>
          <text:p text:style-name="P7"><text:span text:style-name="T2">Grappling Hook</text:span></text:p>
          <text:list>
            <text:list-item>
              <text:p text:style-name="P7"><text:span text:style-name="T2">Fix colliding raycast issue</text:span></text:p>
            </text:list-item>
            <text:list-item>
              <text:p text:style-name="P7"><text:span text:style-name="T2">Fix player hang issue</text:span></text:p>
            </text:list-item>
          </text:list>
        </text:list-item>
        <text:list-item>
          <text:p text:style-name="P7"><text:span text:style-name="T2">Begin Powerups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17:54.942000000</meta:creation-date>
    <dc:date>2016-08-09T18:36:31.154000000</dc:date>
    <meta:editing-duration>PT8M26S</meta:editing-duration>
    <meta:editing-cycles>1</meta:editing-cycles>
    <meta:document-statistic meta:table-count="0" meta:image-count="0" meta:object-count="0" meta:page-count="1" meta:paragraph-count="24" meta:word-count="135" meta:character-count="718" meta:non-whitespace-character-count="625"/>
    <meta:generator>LibreOffice/5.1.4.2$Windows_X86_64 LibreOffice_project/f99d75f39f1c57ebdd7ffc5f42867c12031db97a</meta:generator>
  </office:meta>
</office:document-meta>
</file>